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3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tem 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quantity</text:p>
          </table:table-cell>
          <table:table-cell table:style-name="ce1"/>
          <table:table-cell office:value-type="string" table:style-name="ce1">
            <text:p>remark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20860-606</text:p>
          </table:table-cell>
          <table:table-cell office:value-type="string" table:style-name="ce1">
            <text:p>modified Schroff enclosur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a xlink:href="https://www.tme.eu/pl/katalog/?art=PMD1207PTV1AF">PMD1207PTV1AF</text:a></text:p>
          </table:table-cell>
          <table:table-cell office:value-type="string" table:style-name="ce1">
            <text:p>fan 70x70x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an holes -&gt; 5m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<text:a xlink:href="https://www.tme.eu/pl/details/stp5x10/elementy-montazowe/">STP5X10</text:a></text:p>
          </table:table-cell>
          <table:table-cell office:value-type="string" table:style-name="ce1">
            <text:p>fan screw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user module fixing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ainboard platform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F module fixing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662686" table:style-name="ce2">
            <text:p>7662686</text:p>
          </table:table-cell>
          <table:table-cell office:value-type="string" table:style-name="ce1">
            <text:p>IEC inlet Schrack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readed Strip M3, 30821-589, Pentair Schroff</text:p>
          </table:table-cell>
          <table:table-cell office:value-type="string" table:style-name="ce1">
            <text:p>threaded inser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<text:a xlink:href="https://www.tme.eu/pl/details/hlg-185h-30a/zasilacze-do-led/mean-well/">HLG-185H-30A</text:a></text:p>
          </table:table-cell>
          <table:table-cell office:value-type="string" table:style-name="ce1">
            <text:p>power supply module 30V/6A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reg</dc:creator>
    <meta:creation-date>2009-04-16T11:32:48Z</meta:creation-date>
    <dc:date>2017-10-19T21:29:10Z</dc:date>
    <meta:editing-cycles>3</meta:editing-cycles>
    <meta:editing-duration>PT405S</meta:editing-duration>
    <meta:user-defined meta:name="Info 1"/>
    <meta:user-defined meta:name="Info 2"/>
    <meta:user-defined meta:name="Info 3"/>
    <meta:user-defined meta:name="Info 4"/>
  </office:meta>
</office:document-meta>
</file>